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4000" loext:opacity="100%" style:font-name="Arial" fo:font-size="7pt" fo:font-weight="bold" style:font-size-asian="7pt" style:font-weight-asian="bold"/>
    </style:style>
    <style:style style:name="P2" style:family="paragraph" style:parent-style-name="Standard">
      <style:paragraph-properties fo:text-align="start" style:justify-single-word="false"/>
      <style:text-properties fo:color="#004000" loext:opacity="100%" style:font-name="Arial" fo:font-size="7pt" fo:font-weight="bold" officeooo:paragraph-rsid="000e9b7b" style:font-size-asian="7pt" style:font-weight-asian="bold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fo:color="#004000" loext:opacity="100%" style:font-name="Arial" fo:font-size="7pt" fo:font-weight="bold" style:font-size-asian="7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.1, 2.6, 5.8, 7, 6.1, 1.8, -4.3, -1.3, -3.6, 1.8, -1.1, -6.5, -2.1, -1.1, 1.5, -4.1, 3, 0.1, -3.8, 2.8, -2.2, 0.1, 1.8, 2.1, -0.8, 0.4, 1, 2.6, 2.1, 6.8, 2.2, 1.8, 4.1, 2.4, 3, 4.7, 3.2, 3.6, 2, 6.2, -0.3, 3.5, 2.4, -4.8, -4.9, -0.1, 2.3, 11.1, 7.2, 7.6, 2.5, 9.6, 3.8, 6.2, -2.7, 3.3, 2, 1.3, 0.7, -5.9, -6.2, -3.9, -2.9, -0.2, -1.5, -1.1, -1.4, -2.6, -2.5, -3, -0.9, -2, -2.4, 1.8, 7.9, 1.6, 2.7, -0.1, 2.7, 1.1, -0.2, -0.2, 4, 1.9, 2.5, 5.1, 4.8, 6.7, 7.2, 8, 3.2, 1.8, -0.1, -0.3, 5.5, 10.8, 9.4, 8.3, 6.7, 3.6, 2.8, 3.1, 7.7, 8.4, 11.6, 7.3, 4, 2.2, 5.6, 2.9, 4.4, 8.8, 7.5, 10.1, 9.7, 7.4, 6.9, 8.2, 8.7, 8, 11.2, 11.3, 10, 13.1, 14.1, 12.7, 12.5, 12.6, 14.4, 13, 15, 18.7, 15.8, 14.9, 14.8, 15.1, 16.7, 13.7, 11.3, 18.1, 19.2, 16.1, 15.1, 17.9, 14.6, 13.6, 17, 13.1, 10.4, 10.2, 12, 15.7, 16.7, 16.7, 19.6, 18.8, 18.2, 17.9, 15.6, 14.2, 13.2, 16.5, 16.8, 16.2, 15.7, 15.2, 17.9, 18.3, 17.2, 19, 20.6, 16.5, 17, 20, 19.9, 15.5, 18.3, 21.7, 20.7, 21.5, 19, 21, 14.8, 17.2, 19.8, 17.9, 18.1, 17.6, 14.5, 15.4, 15.8, 14.8, 16.1, 16.7, 19, 17.7, 15.9, 16.8, 15.8, 18.5, 19.8, 23, 21.6, 23.3, 21.6, 20, 19.7, 19.4, 16.9, 19, 17.3, 17.8, 20.6, 18.6, 18.7, 19.5, 21.5, 20, 16.9, 17.6, 14.6, 15.5, 16.1, 14.8, 16.5, 17.3, 17.7, 19.4, 19.5, 20.3, 19, 18.7, 17, 15.7, 14.7, 16.9, 19, 17.7, 19.2, 19, 18.9, 16.8, 16.3, 13.9, 11.4, 11.4, 15.4, 14.7, 14.8, 15.2, 16.4, 13.4, 14, 14.5, 13.8, 10.9, 16, 18.2, 13.9, 11.2, 8.6, 8.3, 9.7, 8, 7.2, 4, 6.5, 10.7, 12.3, 11.1, 7.8, 8.7, 10.1, 11.1, 11.8, 11, 10.2, 5.1, 10.6, 11.8, 12.3, 8.5, 7.8, 11.6, 9.9, 8.9, 9.4, 10.1, 11.5, 11.1, 11.4, 12.7, 4.3, 6.4, 8.1, 6.7, 11.1, 12.3, 7.8, 10.8, 10.1, 10.1, 9.3, 9.6, 9.8, 11.2, 5.8, 11.6, 6.7, 5.4, 7.4, 2.4, 5.1, 6.6, 4.3, 3.7, 4.4, 5, 5.2, 7.2, 6, 4.9, -1.4, -0.5, 4.5, 2, 0.8, 3.8, 2.8, 6.3, 4, -1.1, 2.1, 0.6, 0.6, -0.1, 1.6, 4.7, 2.1, 2.4, 3.3, 0.6, 1.9, 1.3, -0.4, -3.4, -8.9, -6.4, 0, 0.4, -0.6, -8.4, -5, -1.7, -1.4, -1, 4.4, 9.4, 6.4, 2.7, 6.2, -1.7, -1.5, 2.2, 4.8</text:p>
      <text:p text:style-name="P1"/>
      <text:p text:style-name="P1"/>
      <text:p text:style-name="P2">11.8, 6.5, 8.9, 10, 5.7, 3.2, -1.6, -0.9, 1.3, 1.4, -0.4, -0.8, 0.3, 3.7, 4.6, 0, 4.7, 4.3, 2.5, 4.4, 0, 2.3, 2.4, 0.8, 1.5, 1.4, 5.2, 3.6, 3.5, 7.1, 2.5, 2.6, 5.6, 7.6, 7.8, 5.7, 9.6, 3.5, 6.3, 10.8, 11.1, 6.3, 6.9, 8.8, 5.8, 5.9, 13.7, 11.6, 11.8, 9.8, 10.5, 7.6, 7.3, 10.1, 13.3, 6.4, 4.6, 7, 2.9, 4.6, 7.3, 7.8, 3.9, 3.6, 2.5, 2.2, 6.9, 9.7, 6.6, 4.7, 9.5, 11.7, 14.6, 13, 8.5, 12.8, 11.5, 10.2, 10.5, 13.2, 16.9, 20.7, 20.1, 17.5, 18.5, 15.5, 20.2, 20.1, 16.3, 6.3, 4.7, 1.7, 2.4, 7.5, 8.5, 17.9, 16.4, 11.8, 6.3, 5.7, 12.1, 17.1, 21.4, 23.5, 16.1, 8, 12.3, 7.9, 1.9, 11.7, 15.5, 8, 11.8, 18.2, 14.6, 14.8, 10.3, 16.8, 18.3, 20.3, 13.9, 17.7, 22, 20.1, 22.4, 15.2, 15.1, 17.7, 22.5, 24.1, 27.3, 27.7, 22.5, 23.2, 24.5, 26.3, 18, 20, 26.4, 30.1, 24.3, 24, 21.1, 22.2, 15.3, 22.7, 24.2, 18.4, 15, 18.4, 24.7, 23, 23, 28.1, 28.7, 27.1, 25.3, 17.7, 21.5, 15.1, 15.8, 24.2, 26.6, 22.8, 23.2, 26.7, 29.7, 24.1, 28.7, 33.3, 27, 24.9, 24.8, 27.7, 29.1, 21.3, 29.4, 34, 28.1, 24.3, 28.8, 27.7, 24.3, 28.7, 28.4, 21.3, 16.5, 16.7, 15.8, 22, 20.9, 20.1, 21.3, 27.1, 31.2, 23.5, 25.3, 24.8, 27.5, 30.5, 34.2, 31.7, 31.1, 30.5, 28.5, 34, 20.1, 22.3, 26.6, 22.4, 22.3, 24.4, 20.5, 25.2, 30.3, 32.3, 33.7, 19.9, 21.6, 18.1, 26, 26.5, 25.9, 24.4, 26, 23.5, 29.5, 28.1, 32.3, 32.5, 26.4, 19.4, 20.2, 16.1, 16.3, 23.9, 24.9, 28.8, 27.2, 21.4, 23.5, 25.6, 18.3, 20.3, 21.1, 22.7, 21.9, 24.5, 24.4, 26.4, 17.5, 17.8, 19.5, 17.2, 21.3, 23.6, 22.6, 18.8, 16.9, 11.8, 11.6, 10.9, 9.7, 11.3, 14.5, 16.6, 15.4, 15.2, 15.8, 13.2, 17.4, 14.9, 13.7, 15.4, 12.9, 12.7, 16.5, 18.1, 22.3, 22.9, 18.7, 15.8, 19.8, 18.3, 16.3, 14.4, 16.5, 14.5, 14.1, 21.9, 16.9, 17.6, 15.2, 13.2, 14.1, 16.4, 18.5, 18.6, 14.3, 20.1, 12, 14.7, 12.6, 10.9, 13, 16.2, 19.7, 8.4, 9.6, 11.5, 15.3, 5.4, 7.9, 10.8, 9.5, 11, 12.5, 15.9, 6.9, 7.5, 7.6, 8, -1.3, 5.4, 7.2, 3.7, 3.9, 8.1, 8.6, 8.5, 6.4, 6.5, 5.9, 5.2, 1.7, 0.2, 4.7, 4.4, 3.2, 4.5, 4.5, 4.8, 2.5, 2.4, -0.9, -1.7, -1.4, 0.8, 0.4, 0.9, -0.4, -3.7, -0.5, -0.5, 0.1, 4, 9.8, 10, 10.3, 10, 6.6, 5.5, 3.9, 9.3, 14.2</text:p>
      <text:p text:style-name="P2"/>
      <text:p text:style-name="P2"/>
      <text:p text:style-name="P1">9.7, 6.8, 7.8, 8.4, 3.3, -0.5, -2.3, 1.2, 2.9, 1.3, -2.1, -1.2, 0.5, 3, -0.6, 1.5, 3.8, -0.2, 1.5, 0.8, -0.9, 0.5, 2.4, 0.8, 1.4, 1.7, 3.1, 3, 5.8, 5, 2.7,2.3, 4.4, 5.8, 5.3, 3.4, 8.1, 3.8, 5.9, 7.2, 7.6, 3.7, 3.7, 4.2, 3.2, 3.1, 10, 7.8, 7.8, 6.2, 8.5, 6.7, 4.9, 7.4, 9.8, 4.2, 4.6, 4.2, 1.2, 0.9, 2.4, 3.4, 1.8, 2.2, 1.8, 1.7, 3.9, 6.7, 3.1, 1.3, 4.7, 8.1, 9.4, 9.4, 8.5, 8.8, 7.1, 7.7, 6.6, 8.6, 12.6, 15.7, 14, 12.2, 14.3, 13.3, 16.4, 15.8, 13.8, 4.7, 4, 0, 1.1, 5.7, 8.2, 14.9, 14.1, 10.2, 6, 6.3, 9.6, 13.9, 17.1, 20.2, 11.8, 7.8, 11, 8.1, 2.8, 10, 13.9, 7.7, 11.5, 10.5, 12.1, 12.7, 9.8, 14.6, 14.4, 17.3, 12.9, 16.1, 18.4, 15.9, 17.1, 15.2, 14.9, 16.3, 19.6, 20.8, 23.8, 24.9, 18.4, 21, 22.2, 23.5, 17.6, 18.1, 23.9, 27.4, 21.7, 21, 20.4, 14.8, 14.8, 20.6, 21.7, 15.9, 11.1, 16.6, 22.6, 22.7, 21.9, 24.9, 23.2, 24.5, 23.7, 15.7, 21.2, 14.2, 17.3, 22.2, 24.9, 18.8, 21.1, 24.2, 18, 23.7, 26.9, 30.4, 27, 23.2, 23.3, 25.6, 25.9, 22, 27.7, 30.8, 26.6, 22.9, 28.6, 14.6, 23, 27.3, 22, 22, 19.9, 16, 16.8, 17.2, 17.6, 18.9, 21.8, 25.1, 27.7, 22.1, 23, 23.8, 24.9, 28.9, 30.3, 28.4, 30.4, 27.9, 26.9, 31.4, 20.8, 22.3, 25.8, 23.4, 20.2, 23.1, 24.2, 24, 27.7, 29.6, 30.5, 18.4, 19.3, 18.3, 23.5, 24, 22.8, 21.1, 24, 23.7, 25.4, 25.5, 27.3, 19.8, 23.8, 18.4, 19.4, 14.9, 16.3, 21.5, 23.5, 24.8, 23.8, 19.7, 22.1, 21.8, 16.2, 17.4, 18.4, 18.8, 19.2, 21.4, 21.6, 20.6, 16.4, 15.3, 14.4, 16, 16.3, 19.7, 20.3, 17.6, 14, 9.5, 10.7, 10.3, 8.7, 9.5, 9.4, 11.8, 13.4, 13.7, 13.2, 9.4, 12.9, 12.2, 13.3, 12.7, 12.1, 12.2, 10.3, 13.5, 15.5, 15.2, 14.7, 11.6, 13.4, 14.3, 12.7, 11.3, 12.8, 14.4, 12.7, 14.5, 16.2, 11.6, 10.7, 10.7, 13.1, 11.1, 14.5, 12.3, 14, 14.5, 11.4, 12.1, 11, 10.7, 11.5, 12.2, 12.4, 6.1, 8.2, 7.3, 8, 6.1, 7, 8.4, 6.8, 5.2, 8.1, 9, 6.9, 7, 6.5, 1.9, -1, 4, 2, 3.2, 4.3, 7, 5, 6.7, 1.7, 3.6, 2.4, 3.6, 1.7, 0.7, 4.2, 4, 3.7, 3.6, 2.6, 4.1, 2.9, 2, -1.6, -2.5, -3.9, -0.5, 0, 0.3, -1.3, -4.2, -1.1, -1.2, 0.8, 5.2, 9.3, 8.9, 6.4, 10.4, 3.2, 1.1, 1.7, 4.2, 7.1</text:p>
      <text:p text:style-name="P1"/>
      <text:p text:style-name="P1"/>
      <text:p text:style-name="P3"><text:span text:style-name="T1">11.2, 5.9, 6.3, 7.8, 7.7, 1.9, -2.9, -0.8, -0.6, 2, -0.5, -3.9, -0.7, 1.5, 2.3, -1.8, 3.2, 2.3, -0.1, 2.2, -1.4, 0.9, 1.6, 1.4, 0.5, 1, 3.2, 3, 3.7, 6.3, 3.2, 2.4, 3.9, 4.9, 5.2, 4.4, 4.4, 4.8, 4.1, 8.5, 5.4, 5.5, 4.9, 2.9, 1.1, 3, 8.1, 12.1, 9, 8.8, 5.1, 8.2, 5.4, 7.4, 5.8, 6.5, 3.8, 4.4, 2.4, 0, 1, 1.9, 0.5, 1.7, 0.6, 0.5, 2.8, 3.7, 2.5, 0.8, 4.2, 5.3, 6.3, 7.1, 8.4, 7.2, 6.9, 5.1, 6.9, 6.8, 8.2, 10.5, 12.3, 9.7, 10.4, 10.9, 12.1, 13.3, 11.8, 9.3, 4, 2, 1.6, 3.8, 6.8, 13.7, 13.1, 11.1, 8.4, 6.2, 7.3, 9.1, 13.6, 14.8, 15.8, 9.4, 7.6, 5.8, 5, 8.1, 8.9, 10.4, 10.6, 13, 12.5, 10.5, 9.6, 12.6, 12, 12.8, 13.4, 14.6, 14.8, 16, 16.5, 14.1, 14.2, 15.7, 17.6, 17, 20, 21.4, 20, 17.6, 17.9, 20.1, 19.9, 15.4, 16.9, 22.8, 22.6, 18.7, 17.6, 18.6, 16, 17.3, 18.5, 16.5, 11.8, 14.2, 17.4, 19.2, 19.1, 21.6, 23.9, 22.2, 21.6, 19.3, 19.6, 17.5, 15.5, 19.4, 20.6, 20.2, 18, 19.1, 21.7, 21.3, 21.6, 24.7, 24.3, 21.4, 20.3, 23.2, 23.4, 20.6, 22.1, 25.8, 25.1, 23.8, 24.1, 21.6, 18.9, 22.1, 22.7, 20.5, 19.3, 17.2, 15.8, 18.7, 17.8, 17.6, 19.1, 20.9, 24.7, 21.9, 19.1, 20.3, 20.3, 22.9, 25, 24.6, 26.1, 26.6, 25.2, 25.6, 25.1, 20.2, 21.1, 21, 20.7, 21.5, 22, 21.9, 23.4, 24.1, 26.3, 24.5, 19.4, 18, 19.8, 19.7, 19.2, 19, 20.8, 22.3, 22.6, 23.2, 25.1, 25.4, 23.2, 20.8, 18.3, 17.1, 15.7, 20.9, 22.8, 23.1, 23.3, 21.2, 21.9, 20.8, 18.3, 17.5, 15.7, 16.6, 19.4, 19.6, 19.3, 20.7, 18.8, 16.7, 17.1, 16.5, 17.4, 16.3, 20.3, 19.2, 15.6, 11.7, 10.5, 10.1, 11, 11.1, 11.1, 10.1, 10.6, 13.4, 14.8, 11.4, 12.5, 11.9, 12.4,13.4, 12.3, 13.2, 13.8, 11.4, 16.1, 16.6, 15.3, 12.3, 14.1, 15, 13, 11.3, 13, 12, 14.2, 16.7, 15, 15.4, 10.1, 9.4, 11.1, 11.5, 15.1, 15.2, 10.7, 15.6, 12.1, 12.6, 11, 10.3</text:span></text:p>
      <text:p text:style-name="P3"><text:span text:style-name="T1">, 11.8, 13.8, 12.7, 9.1, 8.1, 8.5, 9.1, 5.2, 6.4, 8.8, 7, 7.4, 7.9, 9.9, 7, 7.4, 6.5, 5.2, 0.1, 2.3, 4.3, 2.2, 2.4, 5.8, 5.9, 6.4, 4.2, 2.7, 4.1, 3, 2.1, 0.8, 2.9, 5.1, 2.9, 2.7, 3.8, 2.8, 2.8, 2, 0, -2.6, -5.4, -4.5, 0, 0.4, -0.5, -5.3, -3.4, -1.1, -0.4, 1.9, 6.8, 9.5, 8.1, 7, 6.8, 1.7, 1.1, 4.6, 8.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3:26:07.447000000</meta:creation-date>
    <dc:date>2023-06-19T00:00:01.216000000</dc:date>
    <meta:editing-duration>PT30M41S</meta:editing-duration>
    <meta:editing-cycles>10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5" meta:word-count="1459" meta:character-count="7924" meta:non-whitespace-character-count="6470"/>
  </office:meta>
</office:document-meta>
</file>